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paragraph-rsid="00149f18"/>
    </style:style>
    <style:style style:name="P2" style:family="paragraph" style:parent-style-name="Standard">
      <style:paragraph-properties fo:margin-left="0.4925in" fo:margin-right="0in" fo:text-indent="0in" style:auto-text-indent="false"/>
      <style:text-properties officeooo:rsid="00142643" officeooo:paragraph-rsid="00142643"/>
    </style:style>
    <style:style style:name="P3" style:family="paragraph" style:parent-style-name="Standard">
      <style:paragraph-properties fo:margin-left="0.4925in" fo:margin-right="0in" fo:text-indent="0in" style:auto-text-indent="false"/>
      <style:text-properties officeooo:rsid="00142643" officeooo:paragraph-rsid="00149f18"/>
    </style:style>
    <style:style style:name="P4" style:family="paragraph" style:parent-style-name="Standard">
      <style:paragraph-properties fo:margin-left="0in" fo:margin-right="0in" fo:text-indent="0in" style:auto-text-indent="false"/>
      <style:text-properties officeooo:rsid="0010f105" officeooo:paragraph-rsid="0010f105"/>
    </style:style>
    <style:style style:name="P5" style:family="paragraph" style:parent-style-name="Standard">
      <style:paragraph-properties fo:margin-left="0in" fo:margin-right="0in" fo:text-indent="0in" style:auto-text-indent="false"/>
      <style:text-properties officeooo:rsid="00114328" officeooo:paragraph-rsid="0010f105"/>
    </style:style>
    <style:style style:name="P6" style:family="paragraph" style:parent-style-name="Standard">
      <style:paragraph-properties fo:margin-left="0in" fo:margin-right="0in" fo:text-indent="0in" style:auto-text-indent="false"/>
      <style:text-properties officeooo:rsid="00135705" officeooo:paragraph-rsid="00135705"/>
    </style:style>
    <style:style style:name="P7" style:family="paragraph" style:parent-style-name="Standard">
      <style:paragraph-properties fo:margin-left="0in" fo:margin-right="0in" fo:text-indent="0in" style:auto-text-indent="false"/>
      <style:text-properties officeooo:paragraph-rsid="00135705"/>
    </style:style>
    <style:style style:name="P8" style:family="paragraph" style:parent-style-name="Standard">
      <style:paragraph-properties fo:margin-left="0in" fo:margin-right="0in" fo:text-indent="0in" style:auto-text-indent="false"/>
      <style:text-properties officeooo:rsid="00142643" officeooo:paragraph-rsid="00142643"/>
    </style:style>
    <style:style style:name="P9" style:family="paragraph" style:parent-style-name="Standard">
      <style:paragraph-properties fo:margin-left="0in" fo:margin-right="0in" fo:text-indent="0in" style:auto-text-indent="false"/>
      <style:text-properties fo:font-weight="bold" officeooo:rsid="00135705" officeooo:paragraph-rsid="00135705" style:font-weight-asian="bold" style:font-weight-complex="bold"/>
    </style:style>
    <style:style style:name="P10" style:family="paragraph" style:parent-style-name="Standard">
      <style:paragraph-properties fo:margin-left="0in" fo:margin-right="0in" fo:text-indent="0in" style:auto-text-indent="false"/>
      <style:text-properties officeooo:paragraph-rsid="00149f18"/>
    </style:style>
    <style:style style:name="P11" style:family="paragraph" style:parent-style-name="Standard">
      <style:paragraph-properties fo:margin-left="0in" fo:margin-right="0in" fo:text-indent="0in" style:auto-text-indent="false" fo:background-color="#00ff66">
        <style:background-image/>
      </style:paragraph-properties>
      <style:text-properties officeooo:rsid="0010f105" officeooo:paragraph-rsid="0010f105"/>
    </style:style>
    <style:style style:name="P12" style:family="paragraph" style:parent-style-name="Standard">
      <style:paragraph-properties fo:margin-left="0in" fo:margin-right="0in" fo:text-indent="0in" style:auto-text-indent="false" fo:background-color="#00ff66">
        <style:background-image/>
      </style:paragraph-properties>
      <style:text-properties fo:font-weight="bold" officeooo:rsid="0010f105" officeooo:paragraph-rsid="0010f105" style:font-weight-asian="bold" style:font-weight-complex="bold"/>
    </style:style>
    <style:style style:name="P13" style:family="paragraph" style:parent-style-name="Standard">
      <style:paragraph-properties fo:margin-left="0in" fo:margin-right="0in" fo:text-indent="0in" style:auto-text-indent="false" fo:background-color="#ff9999">
        <style:background-image/>
      </style:paragraph-properties>
      <style:text-properties fo:font-weight="bold" officeooo:rsid="00135705" officeooo:paragraph-rsid="00135705" style:font-weight-asian="bold" style:font-weight-complex="bold"/>
    </style:style>
    <style:style style:name="P14" style:family="paragraph" style:parent-style-name="Standard">
      <style:text-properties officeooo:rsid="000f4c86" officeooo:paragraph-rsid="0003e64e"/>
    </style:style>
    <style:style style:name="P15" style:family="paragraph" style:parent-style-name="Standard">
      <style:paragraph-properties fo:margin-left="0in" fo:margin-right="0in" fo:text-indent="0in" style:auto-text-indent="false"/>
      <style:text-properties fo:font-weight="bold" officeooo:rsid="00135705" officeooo:paragraph-rsid="00149f18" style:font-weight-asian="bold" style:font-weight-complex="bold"/>
    </style:style>
    <style:style style:name="P16" style:family="paragraph" style:parent-style-name="Standard">
      <style:paragraph-properties fo:margin-left="0in" fo:margin-right="0in" fo:text-indent="0in" style:auto-text-indent="false"/>
      <style:text-properties fo:font-weight="bold" officeooo:rsid="00177bcf" officeooo:paragraph-rsid="00177bcf" style:font-weight-asian="bold" style:font-weight-complex="bold"/>
    </style:style>
    <style:style style:name="P17" style:family="paragraph" style:parent-style-name="Standard">
      <style:paragraph-properties fo:margin-left="0in" fo:margin-right="0in" fo:text-indent="0in" style:auto-text-indent="false"/>
      <style:text-properties fo:font-weight="bold" officeooo:rsid="0019e830" officeooo:paragraph-rsid="0019e830" style:font-weight-asian="bold" style:font-weight-complex="bold"/>
    </style:style>
    <style:style style:name="P18" style:family="paragraph" style:parent-style-name="Standard">
      <style:paragraph-properties fo:margin-left="0in" fo:margin-right="0in" fo:text-indent="0in" style:auto-text-indent="false"/>
      <style:text-properties officeooo:rsid="00177bcf" officeooo:paragraph-rsid="00177bcf"/>
    </style:style>
    <style:style style:name="P19" style:family="paragraph" style:parent-style-name="Standard">
      <style:paragraph-properties fo:margin-left="0in" fo:margin-right="0in" fo:text-indent="0in" style:auto-text-indent="false"/>
      <style:text-properties officeooo:rsid="0019e830" officeooo:paragraph-rsid="0019e830"/>
    </style:style>
    <style:style style:name="P20" style:family="paragraph" style:parent-style-name="Standard">
      <style:paragraph-properties fo:margin-left="0in" fo:margin-right="0in" fo:text-indent="0in" style:auto-text-indent="false"/>
      <style:text-properties fo:font-style="italic" fo:font-weight="bold" officeooo:rsid="00177bcf" officeooo:paragraph-rsid="00177bcf" style:font-style-asian="italic" style:font-weight-asian="bold" style:font-style-complex="italic" style:font-weight-complex="bold"/>
    </style:style>
    <style:style style:name="P21" style:family="paragraph" style:parent-style-name="Standard">
      <style:paragraph-properties fo:margin-left="0.4925in" fo:margin-right="0in" fo:text-indent="0in" style:auto-text-indent="false"/>
      <style:text-properties officeooo:rsid="00142643" officeooo:paragraph-rsid="00149f18"/>
    </style:style>
    <style:style style:name="P22" style:family="paragraph" style:parent-style-name="Standard">
      <style:paragraph-properties fo:margin-left="0in" fo:margin-right="0in" fo:text-indent="0in" style:auto-text-indent="false" fo:background-color="#99ffff">
        <style:background-image/>
      </style:paragraph-properties>
      <style:text-properties fo:font-weight="bold" officeooo:rsid="00177bcf" officeooo:paragraph-rsid="00177bcf" style:font-weight-asian="bold" style:font-weight-complex="bold"/>
    </style:style>
    <style:style style:name="P23" style:family="paragraph" style:parent-style-name="Standard">
      <style:paragraph-properties fo:margin-left="0.4925in" fo:margin-right="0in" fo:text-indent="0in" style:auto-text-indent="false"/>
      <style:text-properties officeooo:rsid="00177bcf" officeooo:paragraph-rsid="00177bcf"/>
    </style:style>
    <style:style style:name="P24" style:family="paragraph" style:parent-style-name="Standard">
      <style:paragraph-properties fo:margin-left="0.4925in" fo:margin-right="0in" fo:text-indent="0in" style:auto-text-indent="false"/>
    </style:style>
    <style:style style:name="T1" style:family="text">
      <style:text-properties fo:font-weight="bold" style:font-weight-asian="bold" style:font-weight-complex="bold"/>
    </style:style>
    <style:style style:name="T2" style:family="text">
      <style:text-properties fo:font-weight="bold" officeooo:rsid="001220c2"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officeooo:rsid="001220c2"/>
    </style:style>
    <style:style style:name="T6" style:family="text">
      <style:text-properties officeooo:rsid="00149f18"/>
    </style:style>
    <style:style style:name="T7" style:family="text">
      <style:text-properties officeooo:rsid="0018aba7"/>
    </style:style>
    <style:style style:name="T8" style:family="text">
      <style:text-properties officeooo:rsid="0019e83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1"><text:span text:style-name="T2">9-April-2015: </text:span>S<text:span text:style-name="T1">IB Course page Update:</text:span></text:p>
      <text:p text:style-name="P12">===================<text:span text:style-name="T5">===========</text:span></text:p>
      <text:p text:style-name="P4">Page requested to be updated:</text:p>
      <text:p text:style-name="P4"/>
      <text:p text:style-name="P4"><text:a xlink:type="simple" xlink:href="http://www.life.illinois.edu/ib/106/" text:style-name="Internet_20_link" text:visited-style-name="Visited_20_Internet_20_Link">http://www.life.illinois.edu/ib/106/</text:a></text:p>
      <text:p text:style-name="P4">You can also go this page from here: <text:a xlink:type="simple" xlink:href="http://sib.illinois.edu/courses/" text:style-name="Internet_20_link" text:visited-style-name="Visited_20_Internet_20_Link">http://sib.illinois.edu/courses/</text:a></text:p>
      <text:p text:style-name="P4"/>
      <text:p text:style-name="P4">Instructions requested for changes in text, links and upload a new pdf for Syllabus</text:p>
      <text:p text:style-name="P4"/>
      <text:p text:style-name="P4">Steps:</text:p>
      <text:p text:style-name="P4">Path for html file on Grappelli: </text:p>
      <text:p text:style-name="P4">Edit the index.html file here:</text:p>
      <text:p text:style-name="P4"><text:a xlink:type="simple" xlink:href="mailto:root@grappelli" text:style-name="Internet_20_link" text:visited-style-name="Visited_20_Internet_20_Link"><text:span text:style-name="T3">root@grappelli</text:span></text:a><text:span text:style-name="T3">: </text:span><text:span text:style-name="T4">cd </text:span><text:span text:style-name="T1">/raid/usr/local/web/www.life/html/ib/106</text:span></text:p>
      <text:p text:style-name="P4"/>
      <text:p text:style-name="P4">Copy the pdf provided by the instruction into the same location.</text:p>
      <text:p text:style-name="P4"/>
      <text:p text:style-name="P13">8-Apr-2015: Update Courses on MCB site:</text:p>
      <text:p text:style-name="P13">==============================</text:p>
      <text:p text:style-name="P10"/>
      <text:p text:style-name="P15">Question/Request: </text:p>
      <text:p text:style-name="P1">Please remove MCB 434 from the list of approved advanced MCB courses at <text:a xlink:type="simple" xlink:href="http://mcb.illinois.edu/undergrad/courses/advanced" text:style-name="Internet_20_link" text:visited-style-name="Visited_20_Internet_20_Link">http://mcb.illinois.edu/undergrad/courses/advanced</text:a>/.  The cross list with MCB is eventually going away so you can remove it from our course offerings completely at <text:a xlink:type="simple" xlink:href="http://mcb.illinois.edu/undergrad/courses/400" text:style-name="Internet_20_link" text:visited-style-name="Visited_20_Internet_20_Link">http://mcb.illinois.edu/undergrad/courses/400</text:a>/.  </text:p>
      <text:p text:style-name="P7"/>
      <text:p text:style-name="P9">Solution:</text:p>
      <text:p text:style-name="P2">First: We need to get the id for the course that needs to be removed. In <text:span text:style-name="T6">order to do this go to the course list page on mcb website. Hover over the course and note down the number that appears in the url. That is the ID we need in order the access the course in the MYSQL database.</text:span></text:p>
      <text:p text:style-name="P2"/>
      <text:p text:style-name="P2"><text:s/>Go to Grappelli</text:p>
      <text:p text:style-name="P2"><text:tab/>&gt; cd /rails/mcb</text:p>
      <text:p text:style-name="P2"><text:tab/>&gt; rails c p</text:p>
      <text:p text:style-name="P2"><text:tab/><text:tab/>--This opens the rails irb console </text:p>
      <text:p text:style-name="P3"><text:tab/>irb&gt; x = Course.find(<text:span text:style-name="T6">71</text:span>)</text:p>
      <text:p text:style-name="P3"><text:tab/><text:tab/>--<text:span text:style-name="T6">Verify the course details and make sure this is the same course that was requested to be <text:tab/><text:tab/> <text:s text:c="2"/>removed.</text:span> <text:tab/></text:p>
      <text:p text:style-name="P3"><text:tab/>irb&gt; x.<text:span text:style-name="T6">delete</text:span></text:p>
      <text:p text:style-name="P3"><text:tab/><text:tab/>--<text:span text:style-name="T6">This deletes the Course record from the database and also from the course page.</text:span></text:p>
      <text:p text:style-name="P3"/>
      <text:p text:style-name="P22">9-Apr-2015: Access to Loge</text:p>
      <text:p text:style-name="P22">====================</text:p>
      <text:p text:style-name="P18"/>
      <text:p text:style-name="P16">Request: </text:p>
      <text:p text:style-name="P23">My name is Shawn Brown and I am a postdoc jointly advised by Katy Heath and Jim Dalling.  Katy suggested I contact you to get set up on the computing cluster LOGE for some sequence analyses.  It was my understanding that it should be relatively straightforward to gain access and to get programs installed.  I am assuming LOGE is a unix (or Linux) based interface?  </text:p>
      <text:p text:style-name="P24"><text:soft-page-break/></text:p>
      <text:p text:style-name="P24">Please let me know what I need to do to gain access and how I can go about scheduling usage and installing specific programs.</text:p>
      <text:p text:style-name="P24"/>
      <text:p text:style-name="P16">Solution:</text:p>
      <text:p text:style-name="P18"/>
      <text:p text:style-name="P20">This is a <text:span text:style-name="T8">3</text:span> step process:</text:p>
      <text:p text:style-name="P18"><text:tab/>1. Make sure the user has a life account on Braxton. If not, add the user to Braxton first.</text:p>
      <text:p text:style-name="P18"><text:tab/>2. Give user access to Loge</text:p>
      <text:p text:style-name="P19"><text:tab/>3. Give user Shell access</text:p>
      <text:p text:style-name="P18"/>
      <text:p text:style-name="P18">– <text:span text:style-name="T1">For step 1</text:span>, follow the instructions from the document “Braxton_Create new life account for user”</text:p>
      <text:p text:style-name="P16">– <text:span text:style-name="T7">Step 2:</text:span></text:p>
      <text:p text:style-name="P18"><text:tab/><text:span text:style-name="T8">&gt; cd /home</text:span></text:p>
      <text:p text:style-name="P18"><text:tab/><text:span text:style-name="T8">&gt; mkdir spbrown1</text:span></text:p>
      <text:p text:style-name="P18"><text:tab/><text:span text:style-name="T8">&gt; cd /mnt/heath/home</text:span></text:p>
      <text:p text:style-name="P18"><text:tab/><text:span text:style-name="T8">&gt; cp -a /home/spbrown1</text:span></text:p>
      <text:p text:style-name="P18"><text:tab/><text:span text:style-name="T8">&gt; rm -rf /home/spbrown1</text:span></text:p>
      <text:p text:style-name="P19"><text:tab/>&gt; ln -s `pwd`/spbrown1 /home/</text:p>
      <text:p text:style-name="P19"><text:tab/>&gt; ls -l data-heath</text:p>
      <text:p text:style-name="P19"><text:tab/>&gt; chgrp -R data_heath/</text:p>
      <text:p text:style-name="P19"><text:tab/>&gt; vi /etc/group</text:p>
      <text:p text:style-name="P19"><text:tab/><text:tab/>--add spbrown1 to data_heath group</text:p>
      <text:p text:style-name="P19"><text:tab/>&gt; cd home</text:p>
      <text:p text:style-name="P19"/>
      <text:p text:style-name="P17">– Step 3:</text:p>
      <text:p text:style-name="P19"><text:tab/>Give user SHELL access</text:p>
      <text:p text:style-name="P19"><text:tab/>&gt; cd /mnt/heath/home</text:p>
      <text:p text:style-name="P19"><text:tab/>&gt; gvim /etc/passwd</text:p>
      <text:p text:style-name="P19"><text:tab/><text:tab/>--Change for /home/spbrown1: bin/bash (This part is what is needed for Shell access)</text:p>
      <text:p text:style-name="P19"/>
      <text:p text:style-name="P19"/>
      <text:p text:style-name="P8"/>
      <text:p text:style-name="P6"/>
      <text:p text:style-name="P6"/>
      <text:p text:style-name="P5"/>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08:49:19.142716421</meta:creation-date>
    <meta:editing-duration>P1DT6H12M3S</meta:editing-duration>
    <meta:editing-cycles>10</meta:editing-cycles>
    <meta:generator>LibreOffice/4.3.3.2$Linux_X86_64 LibreOffice_project/430m0$Build-2</meta:generator>
    <dc:date>2015-04-10T09:44:50.070006281</dc:date>
    <meta:document-statistic meta:table-count="0" meta:image-count="0" meta:object-count="0" meta:page-count="2" meta:paragraph-count="53" meta:word-count="438" meta:character-count="2670" meta:non-whitespace-character-count="2237"/>
  </office:meta>
</office:document-meta>
</file>